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caba5" officeooo:paragraph-rsid="000caba5"/>
    </style:style>
    <style:style style:name="P2" style:family="paragraph" style:parent-style-name="Standard">
      <style:paragraph-properties fo:text-align="center" style:justify-single-word="false"/>
      <style:text-properties fo:color="#ed1c24" officeooo:rsid="000caba5" officeooo:paragraph-rsid="000caba5"/>
    </style:style>
    <style:style style:name="P3" style:family="paragraph" style:parent-style-name="Standard">
      <style:paragraph-properties fo:text-align="start" style:justify-single-word="false"/>
      <style:text-properties fo:color="#ed1c24" style:font-name="FreeSerif" fo:font-size="14pt" officeooo:rsid="000caba5" officeooo:paragraph-rsid="000caba5" style:font-size-asian="14pt" style:font-size-complex="14pt"/>
    </style:style>
    <style:style style:name="P4" style:family="paragraph" style:parent-style-name="Standard">
      <style:paragraph-properties fo:text-align="start" style:justify-single-word="false"/>
      <style:text-properties fo:color="#ed1c24" style:font-name="FreeSerif" fo:font-size="14pt" officeooo:rsid="00110f51" officeooo:paragraph-rsid="00110f51" style:font-size-asian="14pt" style:font-size-complex="14pt"/>
    </style:style>
    <style:style style:name="P5" style:family="paragraph" style:parent-style-name="Standard">
      <style:paragraph-properties fo:text-align="start" style:justify-single-word="false"/>
      <style:text-properties fo:color="#ed1c24" style:font-name="FreeSerif" fo:font-size="14pt" officeooo:rsid="0011b8f2" officeooo:paragraph-rsid="00141fc9" style:font-size-asian="14pt" style:font-size-complex="14pt"/>
    </style:style>
    <style:style style:name="P6" style:family="paragraph" style:parent-style-name="Standard">
      <style:paragraph-properties fo:text-align="start" style:justify-single-word="false"/>
      <style:text-properties fo:color="#ed1c24" style:font-name="FreeSerif" fo:font-size="14pt" officeooo:rsid="0011b8f2" officeooo:paragraph-rsid="00155af3" style:font-size-asian="14pt" style:font-size-complex="14pt"/>
    </style:style>
    <style:style style:name="P7" style:family="paragraph" style:parent-style-name="Standard">
      <style:paragraph-properties fo:text-align="start" style:justify-single-word="false"/>
      <style:text-properties fo:color="#ed1c24" style:font-name="FreeSerif" fo:font-size="14pt" officeooo:rsid="0011b8f2" officeooo:paragraph-rsid="00156c63" style:font-size-asian="14pt" style:font-size-complex="14pt"/>
    </style:style>
    <style:style style:name="P8" style:family="paragraph" style:parent-style-name="Standard">
      <style:paragraph-properties fo:text-align="start" style:justify-single-word="false"/>
      <style:text-properties fo:color="#ed1c24" style:font-name="FreeSerif" fo:font-size="14pt" officeooo:rsid="0011b8f2" officeooo:paragraph-rsid="0011b8f2" style:font-size-asian="14pt" style:font-size-complex="14pt"/>
    </style:style>
    <style:style style:name="P9" style:family="paragraph" style:parent-style-name="Standard">
      <style:paragraph-properties fo:text-align="start" style:justify-single-word="false"/>
      <style:text-properties fo:color="#ed1c24" style:font-name="FreeSerif" fo:font-size="14pt" officeooo:rsid="00155af3" officeooo:paragraph-rsid="00155af3" style:font-size-asian="14pt" style:font-size-complex="14pt"/>
    </style:style>
    <style:style style:name="P10" style:family="paragraph" style:parent-style-name="Standard">
      <style:paragraph-properties fo:text-align="start" style:justify-single-word="false"/>
      <style:text-properties fo:color="#ed1c24" style:font-name="FreeSerif" fo:font-size="14pt" officeooo:rsid="0018082f" officeooo:paragraph-rsid="0019fa60" style:font-size-asian="14pt" style:font-size-complex="14pt"/>
    </style:style>
    <style:style style:name="P11" style:family="paragraph" style:parent-style-name="Standard">
      <style:paragraph-properties fo:text-align="start" style:justify-single-word="false"/>
      <style:text-properties fo:color="#ed1c24" style:font-name="FreeSerif" fo:font-size="14pt" officeooo:rsid="0018082f" officeooo:paragraph-rsid="00187e6d" style:font-size-asian="14pt" style:font-size-complex="14pt"/>
    </style:style>
    <style:style style:name="P12" style:family="paragraph" style:parent-style-name="Standard">
      <style:paragraph-properties fo:text-align="start" style:justify-single-word="false"/>
      <style:text-properties fo:color="#ed1c24" style:font-name="FreeSerif" fo:font-size="14pt" officeooo:rsid="001c9e41" officeooo:paragraph-rsid="001c9e41" style:font-size-asian="14pt" style:font-size-complex="14pt"/>
    </style:style>
    <style:style style:name="P13" style:family="paragraph" style:parent-style-name="Standard">
      <style:paragraph-properties fo:text-align="start" style:justify-single-word="false"/>
      <style:text-properties fo:color="#ed1c24" style:font-name="FreeSerif" fo:font-size="14pt" fo:font-weight="bold" officeooo:rsid="001b0ba9" officeooo:paragraph-rsid="001b0ba9"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ed1c24" style:font-name="FreeSerif" fo:font-size="14pt" fo:font-weight="bold" officeooo:rsid="001b0ba9" officeooo:paragraph-rsid="001b0ba9" style:font-size-asian="14pt" style:font-weight-asian="bold" style:font-size-complex="14pt" style:font-weight-complex="bold"/>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FreeSerif" fo:font-size="14pt" fo:language="fr" fo:country="FR" officeooo:paragraph-rsid="001b0ba9" style:font-size-asian="14pt" style:font-size-complex="14pt"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FreeSerif" fo:font-size="14pt" fo:language="fr" fo:country="FR" officeooo:paragraph-rsid="001b0ba9" style:font-size-asian="14pt" style:font-size-complex="14pt" loext:padding="0cm" loext:border="none"/>
    </style:style>
    <style:style style:name="P17"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color="#000000" style:font-name="FreeSerif" fo:font-size="14pt" fo:language="fr" fo:country="FR" officeooo:rsid="000f2000" officeooo:paragraph-rsid="001b0ba9" style:font-size-asian="14pt" style:font-size-complex="14pt" loext:padding="0cm" loext:border="none"/>
    </style:style>
    <style:style style:name="P18"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color="#000000" style:font-name="FreeSerif" fo:font-size="14pt" fo:language="fr" fo:country="FR" fo:font-weight="bold" officeooo:rsid="001dda5b" officeooo:paragraph-rsid="001dda5b" style:font-size-asian="14pt" style:font-weight-asian="bold" style:font-size-complex="14pt" style:font-weight-complex="bold" loext:padding="0cm" loext:border="none"/>
    </style:style>
    <style:style style:name="P19" style:family="paragraph" style:parent-style-name="Text_20_body">
      <style:paragraph-properties fo:margin-top="0cm" fo:margin-bottom="0cm" loext:contextual-spacing="false"/>
      <style:text-properties style:font-name="FreeSerif" fo:font-size="14pt" officeooo:paragraph-rsid="001b0ba9" style:font-size-asian="14pt" style:font-size-complex="14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weight="normal" officeooo:rsid="000d22d7" style:font-weight-asian="normal" style:font-weight-complex="normal"/>
    </style:style>
    <style:style style:name="T5" style:family="text">
      <style:text-properties fo:color="#000000" fo:font-weight="normal" officeooo:rsid="00110f51" style:font-weight-asian="normal" style:font-weight-complex="normal"/>
    </style:style>
    <style:style style:name="T6" style:family="text">
      <style:text-properties fo:color="#000000" fo:font-weight="normal" officeooo:rsid="0012bf41" style:font-weight-asian="normal" style:font-weight-complex="normal"/>
    </style:style>
    <style:style style:name="T7" style:family="text">
      <style:text-properties fo:color="#000000" fo:font-weight="normal" officeooo:rsid="00131621" style:font-weight-asian="normal" style:font-weight-complex="normal"/>
    </style:style>
    <style:style style:name="T8" style:family="text">
      <style:text-properties fo:color="#000000" fo:font-weight="normal" officeooo:rsid="00141fc9" style:font-weight-asian="normal" style:font-weight-complex="normal"/>
    </style:style>
    <style:style style:name="T9" style:family="text">
      <style:text-properties fo:color="#000000" fo:font-weight="normal" officeooo:rsid="001533f7" style:font-weight-asian="normal" style:font-weight-complex="normal"/>
    </style:style>
    <style:style style:name="T10" style:family="text">
      <style:text-properties fo:color="#000000" fo:font-weight="normal" officeooo:rsid="00155af3" style:font-weight-asian="normal" style:font-weight-complex="normal"/>
    </style:style>
    <style:style style:name="T11" style:family="text">
      <style:text-properties fo:color="#000000" fo:font-weight="normal" officeooo:rsid="00156c63" style:font-weight-asian="normal" style:font-weight-complex="normal"/>
    </style:style>
    <style:style style:name="T12" style:family="text">
      <style:text-properties fo:color="#000000" fo:font-weight="normal" officeooo:rsid="00165438" style:font-weight-asian="normal" style:font-weight-complex="normal"/>
    </style:style>
    <style:style style:name="T13" style:family="text">
      <style:text-properties fo:color="#000000" fo:font-weight="normal" officeooo:rsid="00187e6d" style:font-weight-asian="normal" style:font-weight-complex="normal"/>
    </style:style>
    <style:style style:name="T14" style:family="text">
      <style:text-properties fo:color="#000000" fo:font-weight="normal" officeooo:rsid="0019fa60" style:font-weight-asian="normal" style:font-weight-complex="normal"/>
    </style:style>
    <style:style style:name="T15" style:family="text">
      <style:text-properties fo:color="#000000" officeooo:rsid="0019fa60"/>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025660"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02154d"/>
    </style:style>
    <style:style style:name="T21"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Rapport Génie Logiciel</text:p>
      <text:p text:style-name="P2"/>
      <text:p text:style-name="P3"><text:span text:style-name="T1">Ce projet a été réalisé par </text:span><text:span text:style-name="T2">Sarr Michel Waly</text:span><text:span text:style-name="T1"> et </text:span><text:span text:style-name="T2">Gueye René Pierre. </text:span><text:span text:style-name="T4">Il consistait à refactorer le projet GildedRose.</text:span></text:p>
      <text:p text:style-name="P3"><text:span text:style-name="T4"/></text:p>
      <text:p text:style-name="P15">Le code du <text:span text:style-name="T17">GildedRose</text:span> Est-ce que l’on appelle du <text:span text:style-name="T19">code legacy</text:span>, c’est à dire du code qui contient la vérité (le code marche), la logique métier est respecté mais on a peur de toucher au code car on ne sait pas trop ce qu’il fait concrètement. Elle comporte une grande complexité cyclomatique avec plein de <text:span text:style-name="T17">“if”</text:span>, de <text:span text:style-name="T17">“if” </text:span>avec des <text:span text:style-name="T17">“not” </text:span>et de <text:span text:style-name="T17">“else”</text:span>...etc. On retrouve aussi une redondance avec le nom de certains items qui apparait plusieurs fois. Le code est carrément incompréhensif, l’ajout d’un nouvel item reste difficile sur ce code.</text:p>
      <text:p text:style-name="P15"/>
      <text:p text:style-name="P17"><text:span text:style-name="T16">Alors pour rendre ce code plus lisible et moins complexe afin de faciliter l’ajout de nouvel item, on procédera comme suite après avoir fait les tests nécessaires.</text:span></text:p>
      <text:p text:style-name="P17"><text:span text:style-name="T3"/></text:p>
      <text:p text:style-name="P18">Tests</text:p>
      <text:p text:style-name="P4"><text:span text:style-name="T3"/></text:p>
      <text:p text:style-name="P4"><text:span text:style-name="T3"/></text:p>
      <text:p text:style-name="P5"><text:span text:style-name="T3">L’ensemble des tests est fait sur la qualité et la date de péremption. </text:span></text:p>
      <text:p text:style-name="P5"><text:span text:style-name="T6"/></text:p>
      <text:p text:style-name="P6"><text:span text:style-name="T8">Pour « Backstage passes » et « Aged Brie » <text:s/>on a </text:span><text:span text:style-name="T13">testé</text:span><text:span text:style-name="T8"> si la qualité augmentait </text:span><text:span text:style-name="T10">de 1 lorsque la date de péremption est supérieure </text:span><text:span text:style-name="T8">10.</text:span></text:p>
      <text:p text:style-name="P6"><text:span text:style-name="T10">puis </text:span><text:span text:style-name="T8">si elle augmentait de 2 </text:span><text:span text:style-name="T10">lorsque sellin est inférieure ou égale à 10.</text:span></text:p>
      <text:p text:style-name="P6"><text:span text:style-name="T10">et enfin </text:span><text:span text:style-name="T8"><text:s/>de 3 lorsqu</text:span><text:span text:style-name="T10">e sellin est inférieure à </text:span><text:span text:style-name="T9">5.</text:span></text:p>
      <text:p text:style-name="P9"><text:span text:style-name="T9">E</text:span><text:span text:style-name="T3">t pour finir on a vérifié que Qualité était nulle lorsque sellIn est inférieur à 0 </text:span></text:p>
      <text:p text:style-name="P10"><text:span text:style-name="T13"/></text:p>
      <text:p text:style-name="P10"><text:span text:style-name="T13">Pour les autres items(Elixir of the Mongoose) on a vérifié si la qualité diminuait.</text:span></text:p>
      <text:p text:style-name="P9"><text:span text:style-name="T3"/></text:p>
      <text:p text:style-name="P7"><text:span text:style-name="T11">Pour</text:span><text:span text:style-name="T7"> sulfuras, </text:span><text:span text:style-name="T11">on a vérifié si la qualité </text:span><text:span text:style-name="T12">et le SellIn ne se sont pas détériorés</text:span><text:span text:style-name="T6">.</text:span></text:p>
      <text:p text:style-name="P11"><text:span text:style-name="T6"/></text:p>
      <text:p text:style-name="P11"><text:span text:style-name="T6">O</text:span><text:span text:style-name="T3">n a aussi testé si la qualité ne dépassait <text:s/></text:span><text:span text:style-name="T13">pas </text:span><text:span text:style-name="T3">50 </text:span><text:span text:style-name="T14">et si elle n’était pas inférieure à 0 </text:span></text:p>
      <text:p text:style-name="P11"><text:span text:style-name="T14"/></text:p>
      <text:p text:style-name="P12"><text:span text:style-name="T14">O</text:span><text:span text:style-name="T3">n a fait le test de SellIn sur les Items pour voir si elle se décrementait(sauf pour Sulfura)</text:span></text:p>
      <text:p text:style-name="P11"><text:span text:style-name="T14"/></text:p>
      <text:p text:style-name="P13"><text:span text:style-name="T15">R</text:span><text:span text:style-name="T1">efactoring</text:span></text:p>
      <text:p text:style-name="P13"><text:span text:style-name="T1"/></text:p>
      <text:p text:style-name="P15">Tout d’abord, en termes de visibilité il y a beaucoup de <text:span text:style-name="T17">“not”</text:span>, de <text:span text:style-name="T17">“&amp;&amp;”…</text:span> et pour comprendre plus l’algorithme on va supprimer les conditions négatives et les remplacer par des conditions positives et spliter les combinaisons de conditions. A cette étape nous sommes entrains d’augmenter le code mais en l’augmentant il y’a des incohérences qui apparaissent. Par exemple on verra un <text:span text:style-name="T17">if (item.name = “Aged Brie”)</text:span> imbriqué avec un <text:span text:style-name="T17">if </text:span><text:soft-page-break/><text:span text:style-name="T17">(item.name = “Backstage...”)</text:span>, dans ce cas on supprime ce bloc de condition car on n’y entrera jamais.</text:p>
      <text:p text:style-name="P15"/>
      <text:p text:style-name="P15">Ensuite l’idée générale est de structurer le code de façon à faire comme dans les <text:span text:style-name="T17">requierements</text:span>, c’est à dire changer la <text:span text:style-name="T17">qualité</text:span> et le <text:span text:style-name="T17">SellIn</text:span> selon le type d’item. Donc on va essayer de faire un bloc de condition pour <text:span text:style-name="T17">“Aged Brie”</text:span> et traiter sa <text:span text:style-name="T17">qualité</text:span> et son <text:span text:style-name="T17">SellIn</text:span>, sinon si le nom c’est <text:span text:style-name="T17">“Backstage”</text:span>... ainsi de suite, pour ensuite passé en <text:span text:style-name="T17">Switch</text:span>.</text:p>
      <text:p text:style-name="P15"/>
      <text:p text:style-name="P15">Pour se faire par exemple isoler l’item <text:span text:style-name="T17">“Aged Brie”</text:span>, on met après la boucle for <text:span text:style-name="T17">if (item.name = ”Aged Brie”)</text:span> et un <text:span text:style-name="T17">else</text:span>. Puis on copie tout le reste du code et on colle dans le bloc <text:span text:style-name="T17">if (item.name = ”Aged Brie”)</text:span> et dans le <text:span text:style-name="T17">else</text:span>. C’est un peu bourrin car on duplice le code mais normalement les tests marchent toujours puisqu’on fait la même chose dans le <text:span text:style-name="T17">if</text:span> et dans le <text:span text:style-name="T17">else</text:span>. L’objectif est la suivante pour les conditions imbriquées au <text:span text:style-name="T17">if (item.name = “Aged Brie”)</text:span>, soit c’est une condition qui vérifie encore si le nom est <text:span text:style-name="T17">“Aged Brie”</text:span> dans ce cas on supprime <text:span text:style-name="T20">l</text:span>e <text:span text:style-name="T17">if</text:span> et on exécute directement le bloc ; soit c’est une condition qui n’est pas <text:span text:style-name="T17">“Aged Brie”</text:span> et alors on supprime ce bloc de condition. Et on fait l’opposé dans le <text:span text:style-name="T17">else</text:span> c’est à dire qu’on supprime les blocs de condition <text:span text:style-name="T17">if (item.name = ”Aged Brie”)</text:span>.</text:p>
      <text:p text:style-name="P15"/>
      <text:p text:style-name="P15">Et on appliquera cette méthode pour chaque différent item en rajoutant à chaque isolation un<text:span text:style-name="T17"> else </text:span><text:span text:style-name="T18">i</text:span><text:span text:style-name="T17">f</text:span>.</text:p>
      <text:p text:style-name="P15">Après cette étape, on aura un bloc <text:span text:style-name="T17">if (item.name = ”Aged Brie”), else if (item.name= ”Backstage...”, else if (item.name = ”Sulfuras“)</text:span> et un dernier <text:span text:style-name="T17">else</text:span> pour les autres items. On peut alors utiliser un <text:span text:style-name="T17">Switch</text:span> sur le nom de l’item. Ainsi notre code est plus lisible, plus compréhensif et un peu moins complexe. Afin de réduire la responsabilité de la méthode <text:span text:style-name="T17">updateQuality</text:span>, on met le <text:span text:style-name="T17">switch</text:span> dans une méthode qu’on appelle <text:span text:style-name="T17">updateItem</text:span>, qui prend juste en entré un item et fait sa mise à jour. On peut aussi mettre dans des méthodes toutes les modifications de la <text:span text:style-name="T17">qualité</text:span> ou du <text:span text:style-name="T17">SellIn </text:span><text:span text:style-name="T21">afin</text:span> de réduire encore la complexité cyclomatique. On aura alors la méthode qui <text:span text:style-name="T17">augmente la qualité si elle n'est pas maximum, une qui met la qualité à zéro, une qui diminue la qualité si elle n’est pas nul, une qui diminue le sellIn</text:span>. Cela rend le code en plus clair, ainsi facilite l’intégration du nouvel item <text:span text:style-name="T17">“Conjured”</text:span>.</text:p>
      <text:p text:style-name="P15">Avec une couverture par l’entreprise et l’accord des Gobelins <text:span text:style-name="T17">(voir requierements en bas)</text:span>, on opère quelques modifications à la <text:span text:style-name="T17">classe Item.</text:span> La classe Item est en <text:span text:style-name="T17">antipattern</text:span> avec des attributs qui sont publics, n'importe qui peut faire n'importe quoi, et c’est mal. Donc alors on met les attributs en privé afin d’éviter l’accès direct aux attributs par la <text:span text:style-name="T17">classe GildedRose</text:span>, on ajoute pour cela des <text:span text:style-name="T17">getteurs</text:span> sur les attributs de items pour renforcer l’encapsulation. De plus les méthodes qui modifie la <text:span text:style-name="T17">qualité</text:span> ou le <text:span text:style-name="T17">SellIn</text:span>, utilisent que des éléments de type item, alors on donne ces méthodes à la <text:span text:style-name="T17">classe </text:span><text:span text:style-name="T18">I</text:span><text:span text:style-name="T17">tem.</text:span> Du coup je n’ai plus d’accès direct à des données d’item dans la classe qui manipule les <text:soft-page-break/>items. Et ma classe Item a des attributs privés et la seule manière de les modifiés c’est par des méthodes métiers et pour y accéder c’est par des getteurs. </text:p>
      <text:p text:style-name="P19"/>
      <text:p text:style-name="P13"><text:span text:style-name="T1"/></text:p>
      <text:p text:style-name="P11"><text:span text:style-name="T13"><text:s/></text:span></text:p>
      <text:p text:style-name="P11"><text:span text:style-name="T13"/></text:p>
      <text:p text:style-name="P8"><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2T22:06:57.559607881</meta:creation-date>
    <dc:date>2020-11-13T02:45:42.709638226</dc:date>
    <meta:editing-duration>PT16M59S</meta:editing-duration>
    <meta:editing-cycles>4</meta:editing-cycles>
    <meta:generator>LibreOffice/6.0.7.3$Linux_X86_64 LibreOffice_project/00m0$Build-3</meta:generator>
    <meta:document-statistic meta:table-count="0" meta:image-count="0" meta:object-count="0" meta:page-count="3" meta:paragraph-count="22" meta:word-count="916" meta:character-count="5165" meta:non-whitespace-character-count="4262"/>
  </office:meta>
</office:document-meta>
</file>